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640000004B01708462C08239FE6.png" manifest:media-type="image/png"/>
  <manifest:file-entry manifest:full-path="Pictures/1000000100000501000002DA233303492B1C875A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loext:graphic-properties draw:fill-color="#813709"/>
    </style:style>
    <style:style style:name="P2" style:family="paragraph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P4" style:family="paragraph">
      <loext:graphic-properties draw:fill-color="#b4c7dc"/>
    </style:style>
    <style:style style:name="P5" style:family="paragraph">
      <loext:graphic-properties draw:fill-color="#b2b2b2"/>
      <style:paragraph-properties fo:text-align="center"/>
    </style:style>
    <style:style style:name="P6" style:family="paragraph">
      <style:paragraph-properties style:writing-mode="lr-tb"/>
    </style:style>
    <style:style style:name="P7" style:family="paragraph">
      <loext:graphic-properties draw:fill-color="#ffffd7"/>
      <style:paragraph-properties style:writing-mode="lr-tb"/>
    </style:style>
    <style:style style:name="P8" style:family="paragraph">
      <loext:graphic-properties draw:fill-color="#3465a4"/>
    </style:style>
    <style:style style:name="P9" style:family="paragraph">
      <loext:graphic-properties draw:fill-color="#158466"/>
      <style:paragraph-properties fo:text-align="center"/>
    </style:style>
    <style:style style:name="T1" style:family="text">
      <style:text-properties fo:color="#ff0000" loext:opacity="100%"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813709" draw:textarea-horizontal-align="justify" draw:textarea-vertical-align="middle" draw:auto-grow-height="false" fo:min-height="1.145cm" fo:min-width="1.4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2.312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fill-color="#b4c7dc" draw:textarea-horizontal-align="justify" draw:textarea-vertical-align="middle" draw:auto-grow-height="false" fo:min-height="10.709cm" fo:min-width="6.36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b2b2b2" draw:textarea-horizontal-align="justify" draw:textarea-vertical-align="middle" draw:auto-grow-height="false" fo:min-height="19.115cm" fo:min-width="19.11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d7" draw:textarea-horizontal-align="justify" draw:textarea-vertical-align="middle" draw:auto-grow-height="false" fo:min-height="2.932cm" fo:min-width="18.8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-color="#b4c7dc" draw:textarea-horizontal-align="justify" draw:textarea-vertical-align="middle" draw:auto-grow-height="false" fo:min-height="15.369cm" fo:min-width="2.73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-color="#3465a4" draw:textarea-horizontal-align="justify" draw:textarea-vertical-align="middle" draw:auto-grow-height="false" fo:min-height="2.949cm" fo:min-width="1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158466" draw:textarea-horizontal-align="justify" draw:textarea-vertical-align="middle" draw:auto-grow-height="false" fo:min-height="29.699cm" fo:min-width="21.01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1" draw:name="Forme 1" draw:style-name="gr7" draw:text-style-name="P8" svg:width="21.109cm" svg:height="5.264cm" svg:x="-2.219cm" svg:y="-2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0" draw:name="Forme 2" draw:style-name="gr8" draw:text-style-name="P9" svg:width="21.016cm" svg:height="29.699cm" svg:x="-1.923cm" svg:y="-2cm"><text:p/><draw:enhanced-geometry svg:viewBox="0 0 21600 21600" draw:type="rectangle" draw:enhanced-path="M 0 0 L 21600 0 21600 21600 0 21600 0 0 Z N"/></draw:custom-shape><draw:custom-shape text:anchor-type="paragraph" draw:z-index="3" draw:name="Forme 3" draw:style-name="gr6" draw:text-style-name="P4" svg:width="4.34cm" svg:height="24.436cm" svg:x="6.348cm" svg:y="3.263cm"><text:p/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4" draw:name="Forme 4" draw:style-name="gr5" draw:text-style-name="P7" svg:width="19.121cm" svg:height="3.246cm" svg:x="-0.848cm" svg:y="3.263cm"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text:p text:style-name="P6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8" draw:name="Cadre de texte 1" draw:style-name="gr2" draw:text-style-name="P3" svg:width="16.576cm" svg:height="2.313cm" svg:x="0.977cm" svg:y="4.059cm"><draw:text-box><text:p text:style-name="P2"><text:span text:style-name="T1">Vue D’ensemble du WBS</text:span></text:p></draw:text-box></draw:frame><draw:custom-shape text:anchor-type="paragraph" draw:z-index="5" draw:name="Forme 5" draw:style-name="gr4" draw:text-style-name="P5" svg:width="19.116cm" svg:height="19.116cm" svg:x="-0.91cm" svg:y="7.073cm"><text:p/><draw:enhanced-geometry svg:viewBox="0 0 21600 21600" draw:type="rectangle" draw:enhanced-path="M 0 0 L 21600 0 21600 21600 0 21600 0 0 Z N"/></draw:custom-shape><draw:custom-shape text:anchor-type="paragraph" draw:z-index="6" draw:name="Forme 6" draw:style-name="gr3" draw:text-style-name="P4" svg:width="11.366cm" svg:height="19.116cm" svg:x="2.866cm" svg:y="7.073cm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text:anchor-type="paragraph" draw:z-index="9" draw:name="Forme 7" draw:style-name="gr1" draw:text-style-name="P1" svg:width="2.834cm" svg:height="3.534cm" svg:x="-0.91cm" svg:y="22.655cm"><text:p/><draw:enhanced-geometry svg:viewBox="0 0 21600 21600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0" draw:name="Forme 8" draw:style-name="gr1" draw:text-style-name="P1" svg:width="2.834cm" svg:height="3.534cm" svg:x="15.372cm" svg:y="22.655cm"><text:p/><draw:enhanced-geometry svg:viewBox="0 0 21600 21600" draw:glue-points="0 0 0 10800 0 21600 10800 21600 21600 21600 10800 10800" draw:text-areas="1900 12700 12700 19700" draw:mirror-horizontal="true" draw:type="right-triangle" draw:enhanced-path="M 0 0 L 21600 21600 0 21600 0 0 Z N"/></draw:custom-shape><draw:custom-shape text:anchor-type="paragraph" draw:z-index="11" draw:name="Forme 9" draw:style-name="gr1" draw:text-style-name="P1" svg:width="2.834cm" svg:height="3.534cm" svg:x="15.372cm" svg:y="7.07cm"><text:p/><draw:enhanced-geometry svg:viewBox="0 0 21600 21600" draw:glue-points="0 0 0 10800 0 21600 10800 21600 21600 21600 10800 10800" draw:text-areas="1900 12700 12700 19700" draw:mirror-horizontal="true" draw:mirror-vertical="true" draw:type="right-triangle" draw:enhanced-path="M 0 0 L 21600 21600 0 21600 0 0 Z N"/></draw:custom-shape><draw:custom-shape text:anchor-type="paragraph" draw:z-index="12" draw:name="Forme 10" draw:style-name="gr1" draw:text-style-name="P1" svg:width="2.834cm" svg:height="3.534cm" svg:x="-0.91cm" svg:y="7.071cm"><text:p/><draw:enhanced-geometry svg:viewBox="0 0 21600 21600" draw:glue-points="0 0 0 10800 0 21600 10800 21600 21600 21600 10800 10800" draw:text-areas="1900 12700 12700 19700" draw:mirror-horizontal="false" draw:mirror-vertical="true" draw:type="right-triangle" draw:enhanced-path="M 0 0 L 21600 21600 0 21600 0 0 Z N"/></draw:custom-shape><draw:frame draw:style-name="fr2" draw:name="Image1" text:anchor-type="char" svg:x="4.867cm" svg:y="-2cm" svg:width="7.17cm" svg:height="5.265cm" draw:z-index="2"><draw:image xlink:href="Pictures/1000000100000640000004B01708462C08239FE6.png" xlink:type="simple" xlink:show="embed" xlink:actuate="onLoad" draw:mime-type="image/png"/></draw:frame><draw:frame draw:style-name="fr1" draw:name="Image2" text:anchor-type="char" svg:x="0.148cm" svg:y="10.606cm" svg:width="17cm" svg:height="11.448cm" draw:z-index="7"><draw:image xlink:href="Pictures/1000000100000501000002DA233303492B1C87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04T18:07:56.047000000</dc:date>
    <meta:editing-duration>PT19M2S</meta:editing-duration>
    <meta:editing-cycles>10</meta:editing-cycles>
    <meta:generator>LibreOffice/7.2.6.2$Windows_X86_64 LibreOffice_project/b0ec3a565991f7569a5a7f5d24fed7f52653d754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